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61cm"/>
      <style:paragraph-properties style:writing-mode="lr-tb"/>
    </style:style>
    <style:style style:name="gr2" style:family="graphic" style:parent-style-name="standard">
      <style:graphic-properties svg:stroke-width="0.1cm" svg:stroke-color="#158466" draw:marker-start-width="0.35cm" draw:marker-end-width="0.35cm" draw:fill="none" draw:textarea-horizontal-align="justify" draw:textarea-vertical-align="middle" draw:auto-grow-height="false" fo:min-height="1.59cm" fo:min-width="3.672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251cm" fo:min-width="1.201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14cm"/>
      <style:paragraph-properties style:writing-mode="lr-tb"/>
    </style:style>
    <style:style style:name="gr11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c9211e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.1cm" svg:stroke-color="#158466" draw:marker-start-width="0.35cm" draw:marker-end-width="0.35cm" draw:fill="none" draw:textarea-horizontal-align="justify" draw:textarea-vertical-align="middle" draw:auto-grow-height="false" fo:min-height="1.49cm" fo:min-width="3.57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361cm" svg:height="0.725cm" svg:x="0.7cm" svg:y="1.7cm">
          <draw:text-box>
            <text:p><text:span text:style-name="T1"><text:s/></text:span><text:span text:style-name="T1">before genome editing</text:span></text:p>
          </draw:text-box>
        </draw:frame>
        <draw:custom-shape draw:style-name="gr2" draw:text-style-name="P2" draw:layer="layout" svg:width="5.9cm" svg:height="2.6cm" svg:x="1.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3cm" svg:y1="3.9cm" svg:x2="5.8cm" svg:y2="3.9cm">
          <text:p/>
        </draw:line>
        <draw:line draw:style-name="gr3" draw:text-style-name="P2" draw:layer="layout" svg:x1="2.3cm" svg:y1="4.1cm" svg:x2="5.8cm" svg:y2="4.1cm">
          <text:p/>
        </draw:line>
        <draw:frame draw:style-name="gr4" draw:text-style-name="P1" draw:layer="layout" svg:width="1.069cm" svg:height="0.725cm" svg:x="3.501cm" svg:y="3.101cm">
          <draw:text-box>
            <text:p><text:span text:style-name="T1">G2</text:span></text:p>
          </draw:text-box>
        </draw:frame>
        <draw:frame draw:style-name="gr4" draw:text-style-name="P1" draw:layer="layout" svg:width="1.069cm" svg:height="0.725cm" svg:x="3.502cm" svg:y="4.102cm">
          <draw:text-box>
            <text:p><text:span text:style-name="T1">G2</text:span></text:p>
          </draw:text-box>
        </draw:frame>
        <draw:g draw:name="edit-cut">
          <draw:custom-shape draw:style-name="gr5" draw:text-style-name="P3" draw:layer="layout" svg:width="1.7cm" svg:height="1.5cm" svg:x="1.6cm" svg:y="5.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18cm" svg:height="0.282cm" svg:x="2.025cm" svg:y="6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318cm" svg:height="0.282cm" svg:x="2.557cm" svg:y="6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8" draw:text-style-name="P4" draw:layer="layout" svg:width="0.709cm" svg:height="0.144cm" draw:transform="skewX (0.125140107367993) rotate (-0.831125789799701) translate (2.19559232480747cm 6.12899451078513cm)" svg:viewBox="0 0 710 145" draw:points="62,0 694,2 710,145 0,79">
            <text:p/>
          </draw:polygon>
          <draw:polygon draw:style-name="gr9" draw:text-style-name="P4" draw:layer="layout" svg:width="0.709cm" svg:height="0.143cm" draw:transform="skewX (-0.120253185462409) rotate (0.832522053201295) translate (2.22505158275877cm 6.65371860624023cm)" svg:viewBox="0 0 710 144" draw:points="647,0 16,0 0,144 710,79">
            <text:p/>
          </draw:polygon>
        </draw:g>
        <draw:frame draw:style-name="gr10" draw:text-style-name="P1" draw:layer="layout" svg:width="3.114cm" svg:height="0.725cm" svg:x="2.786cm" svg:y="6.1cm">
          <draw:text-box>
            <text:p><text:span text:style-name="T1">CRISPR-CAS</text:span></text:p>
          </draw:text-box>
        </draw:frame>
        <draw:line draw:style-name="gr11" draw:text-style-name="P2" draw:layer="layout" svg:x1="2.9cm" svg:y1="6cm" svg:x2="4cm" svg:y2="4.7cm">
          <text:p/>
        </draw:line>
        <draw:line draw:style-name="gr12" draw:text-style-name="P2" draw:layer="layout" svg:x1="7.2cm" svg:y1="4.2cm" svg:x2="8.7cm" svg:y2="4.2cm">
          <text:p/>
        </draw:line>
        <draw:line draw:style-name="gr13" draw:text-style-name="P2" draw:layer="layout" svg:x1="3.7cm" svg:y1="4.2cm" svg:x2="4.3cm" svg:y2="4.7cm">
          <text:p/>
        </draw:line>
        <draw:custom-shape draw:style-name="gr14" draw:text-style-name="P2" draw:layer="layout" svg:width="5.9cm" svg:height="2.6cm" svg:x="8.8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001cm" svg:y1="3.901cm" svg:x2="13.501cm" svg:y2="3.901cm">
          <text:p/>
        </draw:line>
        <draw:line draw:style-name="gr3" draw:text-style-name="P2" draw:layer="layout" svg:x1="10.001cm" svg:y1="4.101cm" svg:x2="13.501cm" svg:y2="4.101cm">
          <text:p/>
        </draw:line>
        <draw:frame draw:style-name="gr4" draw:text-style-name="P1" draw:layer="layout" svg:width="1.069cm" svg:height="0.725cm" svg:x="11.202cm" svg:y="3.102cm">
          <draw:text-box>
            <text:p><text:span text:style-name="T1">G2</text:span></text:p>
          </draw:text-box>
        </draw:frame>
        <draw:frame draw:style-name="gr4" draw:text-style-name="P1" draw:layer="layout" svg:width="1.069cm" svg:height="0.725cm" svg:x="11.203cm" svg:y="4.103cm">
          <draw:text-box>
            <text:p><text:span text:style-name="T1">G1</text:span></text:p>
          </draw:text-box>
        </draw:frame>
        <draw:line draw:style-name="gr11" draw:text-style-name="P2" draw:layer="layout" svg:x1="7.8cm" svg:y1="4.2cm" svg:x2="7.8cm" svg:y2="6.2cm">
          <text:p/>
        </draw:line>
        <draw:frame draw:style-name="gr4" draw:text-style-name="P1" draw:layer="layout" svg:width="1.069cm" svg:height="0.725cm" svg:x="7.202cm" svg:y="6.102cm">
          <draw:text-box>
            <text:p><text:span text:style-name="T1">G2</text:span></text:p>
          </draw:text-box>
        </draw:frame>
        <draw:frame draw:style-name="gr4" draw:text-style-name="P1" draw:layer="layout" svg:width="1.069cm" svg:height="0.725cm" svg:x="7.204cm" svg:y="1.704cm">
          <draw:text-box>
            <text:p><text:span text:style-name="T1">G1</text:span></text:p>
          </draw:text-box>
        </draw:frame>
        <draw:line draw:style-name="gr11" draw:text-style-name="P2" draw:layer="layout" svg:x1="7.8cm" svg:y1="2.4cm" svg:x2="7.8cm" svg:y2="4.175cm">
          <text:p/>
        </draw:line>
        <draw:frame draw:style-name="gr15" draw:text-style-name="P5" draw:layer="layout" svg:width="2.009cm" svg:height="0.726cm" svg:x="6.56cm" svg:y="0.386cm">
          <draw:text-box>
            <text:p><text:span text:style-name="T1">Animal i</text:span></text:p>
          </draw:text-box>
        </draw:frame>
        <draw:frame draw:style-name="gr1" draw:text-style-name="P1" draw:layer="layout" svg:width="6.361cm" svg:height="0.725cm" svg:x="9.201cm" svg:y="1.701cm">
          <draw:text-box>
            <text:p><text:span text:style-name="T1"><text:s/></text:span><text:span text:style-name="T1">after genome edit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9-30T21:02:22.572524899</dc:date>
    <meta:editing-duration>PT17M8S</meta:editing-duration>
    <meta:editing-cycles>4</meta:editing-cycles>
    <meta:generator>LibreOffice/7.1.4.2$MacOSX_X86_64 LibreOffice_project/a529a4fab45b75fefc5b6226684193eb000654f6</meta:generator>
    <meta:document-statistic meta:object-count="27"/>
  </office:meta>
</office:document-meta>
</file>